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en" fo:country="US" style:text-underline-style="none" style:font-size-asian="14pt" style:font-size-complex="14pt"/>
    </style:style>
    <style:style style:name="P2" style:family="paragraph" style:parent-style-name="Standard">
      <style:text-properties fo:font-size="14pt" fo:language="en" fo:country="US" style:font-size-asian="14pt" style:font-size-complex="14pt"/>
    </style:style>
    <style:style style:name="P3" style:family="paragraph" style:parent-style-name="Standard">
      <style:text-properties fo:font-size="14pt" fo:language="en" fo:country="US" style:font-size-asian="14pt" style:font-size-complex="14pt"/>
    </style:style>
    <style:style style:name="P4" style:family="paragraph" style:parent-style-name="Standard">
      <style:paragraph-properties fo:text-align="center" style:justify-single-word="false"/>
      <style:text-properties fo:font-size="14pt" fo:language="en" fo:country="US" style:text-underline-style="solid" style:text-underline-width="auto" style:text-underline-color="font-color" style:font-size-asian="14pt" style:font-size-complex="14pt"/>
    </style:style>
    <style:style style:name="P5" style:family="paragraph" style:parent-style-name="Standard">
      <style:paragraph-properties fo:text-align="start" style:justify-single-word="false"/>
      <style:text-properties fo:font-size="14pt" fo:language="en" fo:country="US" style:text-underline-style="solid" style:text-underline-width="auto" style:text-underline-color="font-color" style:font-size-asian="14pt" style:font-size-complex="14pt"/>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port: Roomate Manager 2014</text:p>
      <text:p text:style-name="P4"><text:span text:style-name="T1"/></text:p>
      <text:p text:style-name="P5"><text:span text:style-name="T1">Group: </text:span></text:p>
      <text:p text:style-name="P5"><text:span text:style-name="T1">Bastien Achard</text:span></text:p>
      <text:p text:style-name="P5"><text:span text:style-name="T1">Rémi Decouzon</text:span></text:p>
      <text:p text:style-name="P5"><text:span text:style-name="T1">Geoffrey Dudragne</text:span></text:p>
      <text:p text:style-name="P5"><text:span text:style-name="T1">Guillaume Piatte</text:span></text:p>
      <text:p text:style-name="P1"/>
      <text:p text:style-name="P2">Our group has managed to create a website for roommates. The goal is to manage our expenses. </text:p>
      <text:p text:style-name="P2">We have developed our website practically without using libraries, Jquery, code samples,etc.</text:p>
      <text:p text:style-name="P2">We have used Git <text:s/>with GitHub to develop the website, it was very useful. </text:p>
      <text:p text:style-name="P2">To create the website, we have followed very closely the sketches we made at the beginning of the school year. </text:p>
      <text:p text:style-name="P2">We have created with Javascript a class box which can retrieve, thanks to AJAX an HTML page. We have added features to this class as animations. For the Javascript, each page has its own Javascript file and there is a Javascript file shared by every pages.</text:p>
      <text:p text:style-name="P2">We have chosen to put the CSS in one file, but it might have been better to split this file.</text:p>
      <text:p text:style-name="P2">For the interactivity, we have chosen to implement tabs because it's a user-friendly interface.</text:p>
      <text:p text:style-name="P2">There are a lot of interactions possible (as editing your profile by clicking on your picture) but we didn't add unnecessary explanations because we think that our website is quite easy to use (it is explicit).</text:p>
      <text:p text:style-name="P2">For the aesthetic, we have adapted a flat design and we didn't use new HTML5 functions because they seemed irrelevant to us, considering what we wanted to do (no need for video, drag and drop,etc.). </text:p>
      <text:p text:style-name="P2">We have validated the HTML5 with HTML Validator as well as the C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Gui </meta:initial-creator>
    <meta:creation-date>2014-01-13T18:22:44</meta:creation-date>
    <dc:date>2014-01-13T21:56:31</dc:date>
    <dc:creator>GuiGui </dc:creator>
    <meta:editing-duration>PT1H4M45S</meta:editing-duration>
    <meta:editing-cycles>41</meta:editing-cycles>
    <meta:generator>LibreOffice/3.5$Linux_X86_64 LibreOffice_project/350m1$Build-2</meta:generator>
    <meta:document-statistic meta:table-count="0" meta:image-count="0" meta:object-count="0" meta:page-count="1" meta:paragraph-count="16" meta:word-count="240" meta:character-count="1384" meta:non-whitespace-character-count="1154"/>
  </office:meta>
</office:document-meta>
</file>